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11in" loext:contextual-spacing="false" fo:line-height="100%" fo:text-align="center" style:justify-single-word="false" fo:background-color="#ffffff" fo:padding="0in" fo:border="none"/>
    </style:style>
    <style:style style:name="P2" style:family="paragraph" style:parent-style-name="Standard">
      <loext:graphic-properties draw:fill="solid" draw:fill-color="#ffffff"/>
      <style:paragraph-properties fo:margin-top="0in" fo:margin-bottom="0.111in" loext:contextual-spacing="false" fo:line-height="100%" fo:background-color="#ffffff" fo:padding="0in" fo:border="none"/>
    </style:style>
    <style:style style:name="P3" style:family="paragraph" style:parent-style-name="Standard">
      <loext:graphic-properties draw:fill="solid" draw:fill-color="#ffffff"/>
      <style:paragraph-properties fo:margin-top="0in" fo:margin-bottom="0.111in" loext:contextual-spacing="false" fo:line-height="100%" fo:text-align="center" style:justify-single-word="false" fo:background-color="#ffffff" fo:padding="0in" fo:border="none"/>
      <style:text-properties fo:color="#c00000" style:font-name="Times New Roman" fo:font-size="24pt" style:font-name-asian="Times New Roman1" style:font-size-asian="24pt" style:font-name-complex="Times New Roman1" style:font-size-complex="24pt"/>
    </style:style>
    <style:style style:name="P4" style:family="paragraph" style:parent-style-name="Standard" style:master-page-name="Standard">
      <loext:graphic-properties draw:fill="solid" draw:fill-color="#ffffff"/>
      <style:paragraph-properties fo:margin-top="0in" fo:margin-bottom="0.111in" loext:contextual-spacing="false" fo:line-height="100%" fo:text-align="center" style:justify-single-word="false" style:page-number="1" fo:background-color="#ffffff" fo:padding="0in" fo:border="none"/>
    </style:style>
    <style:style style:name="P5"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6" style:family="paragraph" style:parent-style-name="Standard">
      <loext:graphic-properties draw:fill="solid" draw:fill-color="#ffffff"/>
      <style:paragraph-properties fo:margin-top="0.111in" fo:margin-bottom="0.0555in" loext:contextual-spacing="false" fo:line-height="100%" fo:background-color="#ffffff" fo:padding="0in" fo:border="none"/>
    </style:style>
    <style:style style:name="P7" style:family="paragraph" style:parent-style-name="Standard">
      <loext:graphic-properties draw:fill="solid" draw:fill-color="#ffffff"/>
      <style:paragraph-properties fo:margin-top="0.111in" fo:margin-bottom="0.0555in" loext:contextual-spacing="false" fo:line-height="100%" fo:background-color="#ffffff" fo:padding="0in" fo:border="none"/>
      <style:text-properties fo:color="#0f4761"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P8" style:family="paragraph" style:parent-style-name="Standard" style:list-style-name="WWNum23">
      <style:paragraph-properties fo:margin-left="1in" fo:margin-right="0in" fo:text-indent="-0.25in" style:auto-text-indent="false" fo:padding="0in" fo:border="none"/>
    </style:style>
    <style:style style:name="P9" style:family="paragraph" style:parent-style-name="Standard" style:list-style-name="WWNum13">
      <style:paragraph-properties fo:margin-left="1in" fo:margin-right="0in" fo:text-indent="-0.25in" style:auto-text-indent="false" fo:padding="0in" fo:border="none"/>
    </style:style>
    <style:style style:name="P10" style:family="paragraph" style:parent-style-name="Standard" style:list-style-name="WWNum28">
      <style:paragraph-properties fo:margin-left="1in" fo:margin-right="0in" fo:text-indent="-0.25in" style:auto-text-indent="false" fo:padding="0in" fo:border="none"/>
    </style:style>
    <style:style style:name="P11" style:family="paragraph" style:parent-style-name="Standard" style:list-style-name="WWNum53">
      <style:paragraph-properties fo:margin-left="1in" fo:margin-right="0in" fo:text-indent="-0.25in" style:auto-text-indent="false" fo:padding="0in" fo:border="none"/>
    </style:style>
    <style:style style:name="P12" style:family="paragraph" style:parent-style-name="Standard" style:list-style-name="WWNum21">
      <style:paragraph-properties fo:margin-left="1in" fo:margin-right="0in" fo:text-indent="-0.25in" style:auto-text-indent="false" fo:padding="0in" fo:border="none"/>
    </style:style>
    <style:style style:name="P13" style:family="paragraph" style:parent-style-name="Standard" style:list-style-name="WWNum43">
      <style:paragraph-properties fo:margin-left="1in" fo:margin-right="0in" fo:text-indent="-0.25in" style:auto-text-indent="false" fo:padding="0in" fo:border="none"/>
    </style:style>
    <style:style style:name="P14" style:family="paragraph" style:parent-style-name="Standard" style:list-style-name="WWNum25">
      <style:paragraph-properties fo:margin-left="1in" fo:margin-right="0in" fo:text-indent="-0.25in" style:auto-text-indent="false" fo:padding="0in" fo:border="none"/>
    </style:style>
    <style:style style:name="P15" style:family="paragraph" style:parent-style-name="Standard" style:list-style-name="WWNum42">
      <style:paragraph-properties fo:margin-left="1in" fo:margin-right="0in" fo:text-indent="-0.25in" style:auto-text-indent="false" fo:padding="0in" fo:border="none"/>
    </style:style>
    <style:style style:name="P16" style:family="paragraph" style:parent-style-name="Standard" style:list-style-name="WWNum29">
      <style:paragraph-properties fo:margin-left="1in" fo:margin-right="0in" fo:text-indent="-0.25in" style:auto-text-indent="false" fo:padding="0in" fo:border="none"/>
    </style:style>
    <style:style style:name="P17" style:family="paragraph" style:parent-style-name="Standard" style:list-style-name="WWNum8">
      <style:paragraph-properties fo:margin-left="1in" fo:margin-right="0in" fo:text-indent="-0.25in" style:auto-text-indent="false" fo:padding="0in" fo:border="none"/>
    </style:style>
    <style:style style:name="P18" style:family="paragraph" style:parent-style-name="Standard" style:list-style-name="WWNum9">
      <style:paragraph-properties fo:margin-left="1in" fo:margin-right="0in" fo:text-indent="-0.25in" style:auto-text-indent="false" fo:padding="0in" fo:border="none"/>
    </style:style>
    <style:style style:name="P19" style:family="paragraph" style:parent-style-name="Standard" style:list-style-name="WWNum36">
      <style:paragraph-properties fo:margin-left="1in" fo:margin-right="0in" fo:text-indent="-0.25in" style:auto-text-indent="false" fo:padding="0in" fo:border="none"/>
    </style:style>
    <style:style style:name="P20" style:family="paragraph" style:parent-style-name="Standard" style:list-style-name="WWNum24">
      <style:paragraph-properties fo:margin-left="1in" fo:margin-right="0in" fo:text-indent="-0.25in" style:auto-text-indent="false" fo:padding="0in" fo:border="none"/>
    </style:style>
    <style:style style:name="P21" style:family="paragraph" style:parent-style-name="Standard" style:list-style-name="WWNum50">
      <style:paragraph-properties fo:margin-left="1in" fo:margin-right="0in" fo:text-indent="-0.25in" style:auto-text-indent="false" fo:padding="0in" fo:border="none"/>
    </style:style>
    <style:style style:name="P22" style:family="paragraph" style:parent-style-name="Standard" style:list-style-name="WWNum33">
      <style:paragraph-properties fo:margin-left="1in" fo:margin-right="0in" fo:text-indent="-0.25in" style:auto-text-indent="false" fo:padding="0in" fo:border="none"/>
    </style:style>
    <style:style style:name="P23" style:family="paragraph" style:parent-style-name="Standard" style:list-style-name="WWNum27">
      <style:paragraph-properties fo:margin-left="1in" fo:margin-right="0in" fo:text-indent="-0.25in" style:auto-text-indent="false" fo:padding="0in" fo:border="none"/>
    </style:style>
    <style:style style:name="P24" style:family="paragraph" style:parent-style-name="Standard" style:list-style-name="WWNum32">
      <style:paragraph-properties fo:margin-left="1in" fo:margin-right="0in" fo:text-indent="-0.25in" style:auto-text-indent="false" fo:padding="0in" fo:border="none"/>
    </style:style>
    <style:style style:name="P25" style:family="paragraph" style:parent-style-name="Standard" style:list-style-name="WWNum14">
      <style:paragraph-properties fo:margin-left="1in" fo:margin-right="0in" fo:text-indent="-0.25in" style:auto-text-indent="false" fo:padding="0in" fo:border="none"/>
    </style:style>
    <style:style style:name="P26" style:family="paragraph" style:parent-style-name="Standard" style:list-style-name="WWNum34">
      <style:paragraph-properties fo:margin-left="1in" fo:margin-right="0in" fo:text-indent="-0.25in" style:auto-text-indent="false" fo:padding="0in" fo:border="none"/>
    </style:style>
    <style:style style:name="P27" style:family="paragraph" style:parent-style-name="Standard" style:list-style-name="WWNum30">
      <style:paragraph-properties fo:margin-left="1in" fo:margin-right="0in" fo:text-indent="-0.25in" style:auto-text-indent="false" fo:padding="0in" fo:border="none"/>
    </style:style>
    <style:style style:name="P28" style:family="paragraph" style:parent-style-name="Standard" style:list-style-name="WWNum51">
      <style:paragraph-properties fo:margin-left="1in" fo:margin-right="0in" fo:text-indent="-0.25in" style:auto-text-indent="false" fo:padding="0in" fo:border="none"/>
    </style:style>
    <style:style style:name="P29" style:family="paragraph" style:parent-style-name="Standard" style:list-style-name="WWNum5">
      <style:paragraph-properties fo:margin-left="1in" fo:margin-right="0in" fo:text-indent="-0.25in" style:auto-text-indent="false" fo:padding="0in" fo:border="none"/>
    </style:style>
    <style:style style:name="P30" style:family="paragraph" style:parent-style-name="Standard" style:list-style-name="WWNum1">
      <style:paragraph-properties fo:margin-left="1in" fo:margin-right="0in" fo:text-indent="-0.25in" style:auto-text-indent="false" fo:padding="0in" fo:border="none"/>
    </style:style>
    <style:style style:name="P31" style:family="paragraph" style:parent-style-name="Standard" style:list-style-name="WWNum10">
      <style:paragraph-properties fo:margin-left="1in" fo:margin-right="0in" fo:text-indent="-0.25in" style:auto-text-indent="false" fo:padding="0in" fo:border="none"/>
    </style:style>
    <style:style style:name="P32" style:family="paragraph" style:parent-style-name="Standard" style:list-style-name="WWNum18">
      <style:paragraph-properties fo:margin-left="1in" fo:margin-right="0in" fo:text-indent="-0.25in" style:auto-text-indent="false" fo:padding="0in" fo:border="none"/>
    </style:style>
    <style:style style:name="P33" style:family="paragraph" style:parent-style-name="Standard" style:list-style-name="WWNum31">
      <style:paragraph-properties fo:margin-left="1in" fo:margin-right="0in" fo:text-indent="-0.25in" style:auto-text-indent="false" fo:padding="0in" fo:border="none"/>
    </style:style>
    <style:style style:name="P34" style:family="paragraph" style:parent-style-name="Standard" style:list-style-name="WWNum35">
      <style:paragraph-properties fo:margin-left="1in" fo:margin-right="0in" fo:text-indent="-0.25in" style:auto-text-indent="false" fo:padding="0in" fo:border="none"/>
    </style:style>
    <style:style style:name="P35" style:family="paragraph" style:parent-style-name="Standard" style:list-style-name="WWNum44">
      <style:paragraph-properties fo:margin-left="1in" fo:margin-right="0in" fo:text-indent="-0.25in" style:auto-text-indent="false" fo:padding="0in" fo:border="none"/>
    </style:style>
    <style:style style:name="P36" style:family="paragraph" style:parent-style-name="Standard" style:list-style-name="WWNum19">
      <style:paragraph-properties fo:margin-left="1in" fo:margin-right="0in" fo:text-indent="-0.25in" style:auto-text-indent="false" fo:padding="0in" fo:border="none"/>
    </style:style>
    <style:style style:name="P37" style:family="paragraph" style:parent-style-name="Standard" style:list-style-name="WWNum3">
      <style:paragraph-properties fo:margin-left="1in" fo:margin-right="0in" fo:text-indent="-0.25in" style:auto-text-indent="false" fo:padding="0in" fo:border="none"/>
    </style:style>
    <style:style style:name="P38" style:family="paragraph" style:parent-style-name="Standard" style:list-style-name="WWNum52">
      <style:paragraph-properties fo:margin-left="1in" fo:margin-right="0in" fo:text-indent="-0.25in" style:auto-text-indent="false" fo:padding="0in" fo:border="none"/>
    </style:style>
    <style:style style:name="P39" style:family="paragraph" style:parent-style-name="Standard" style:list-style-name="WWNum17">
      <style:paragraph-properties fo:margin-left="1in" fo:margin-right="0in" fo:text-indent="-0.25in" style:auto-text-indent="false" fo:padding="0in" fo:border="none"/>
    </style:style>
    <style:style style:name="P40" style:family="paragraph" style:parent-style-name="Standard" style:list-style-name="WWNum6">
      <style:paragraph-properties fo:margin-left="1in" fo:margin-right="0in" fo:text-indent="-0.25in" style:auto-text-indent="false" fo:padding="0in" fo:border="none"/>
    </style:style>
    <style:style style:name="P41" style:family="paragraph" style:parent-style-name="Standard" style:list-style-name="WWNum16">
      <style:paragraph-properties fo:margin-left="1in" fo:margin-right="0in" fo:text-indent="-0.25in" style:auto-text-indent="false" fo:padding="0in" fo:border="none"/>
    </style:style>
    <style:style style:name="P42" style:family="paragraph" style:parent-style-name="Standard" style:list-style-name="WWNum37">
      <style:paragraph-properties fo:margin-left="1in" fo:margin-right="0in" fo:text-indent="-0.25in" style:auto-text-indent="false" fo:padding="0in" fo:border="none"/>
    </style:style>
    <style:style style:name="P43" style:family="paragraph" style:parent-style-name="Standard" style:list-style-name="WWNum39">
      <style:paragraph-properties fo:margin-left="1in" fo:margin-right="0in" fo:text-indent="-0.25in" style:auto-text-indent="false" fo:padding="0in" fo:border="none"/>
    </style:style>
    <style:style style:name="P44" style:family="paragraph" style:parent-style-name="Standard">
      <loext:graphic-properties draw:fill="solid" draw:fill-color="#ffffff"/>
      <style:paragraph-properties fo:margin-left="0.75in" fo:margin-right="0in" fo:text-indent="0in" style:auto-text-indent="false" fo:background-color="#ffffff" fo:padding="0in" fo:border="none"/>
    </style:style>
    <style:style style:name="P45" style:family="paragraph" style:parent-style-name="Standard">
      <loext:graphic-properties draw:fill="solid" draw:fill-color="#ffffff"/>
      <style:paragraph-properties fo:margin-left="0.75in" fo:margin-right="0in" fo:margin-top="0.1665in" fo:margin-bottom="0.1665in" loext:contextual-spacing="false" fo:line-height="100%" fo:text-indent="0in" style:auto-text-indent="false" fo:background-color="#ffffff" fo:padding="0in" fo:border="none"/>
    </style:style>
    <style:style style:name="P46" style:family="paragraph" style:parent-style-name="Standard">
      <loext:graphic-properties draw:fill="solid" draw:fill-color="#ffffff"/>
      <style:paragraph-properties fo:margin-left="0.75in" fo:margin-right="0in" fo:margin-top="0in" fo:margin-bottom="0.1665in" loext:contextual-spacing="false" fo:line-height="100%" fo:text-indent="0in" style:auto-text-indent="false" fo:background-color="#ffffff" fo:padding="0in" fo:border="none"/>
    </style:style>
    <style:style style:name="P47" style:family="paragraph" style:parent-style-name="Standard" style:list-style-name="WWNum7">
      <style:paragraph-properties fo:margin-left="0.9862in" fo:margin-right="0in" fo:text-indent="-0.25in" style:auto-text-indent="false" fo:padding="0in" fo:border="none"/>
    </style:style>
    <style:style style:name="P48" style:family="paragraph" style:parent-style-name="Standard" style:list-style-name="WWNum48">
      <style:paragraph-properties fo:margin-left="0.9862in" fo:margin-right="0in" fo:text-indent="-0.25in" style:auto-text-indent="false" fo:padding="0in" fo:border="none"/>
    </style:style>
    <style:style style:name="P49" style:family="paragraph" style:parent-style-name="Standard" style:list-style-name="WWNum15">
      <style:paragraph-properties fo:margin-left="0.9862in" fo:margin-right="0in" fo:text-indent="-0.25in" style:auto-text-indent="false" fo:padding="0in" fo:border="none"/>
    </style:style>
    <style:style style:name="P50" style:family="paragraph" style:parent-style-name="Standard" style:list-style-name="WWNum38">
      <style:paragraph-properties fo:margin-left="0.9862in" fo:margin-right="0in" fo:text-indent="-0.25in" style:auto-text-indent="false" fo:padding="0in" fo:border="none"/>
    </style:style>
    <style:style style:name="P51" style:family="paragraph" style:parent-style-name="Standard" style:list-style-name="WWNum40">
      <style:paragraph-properties fo:margin-left="0.9862in" fo:margin-right="0in" fo:text-indent="-0.25in" style:auto-text-indent="false" fo:padding="0in" fo:border="none"/>
    </style:style>
    <style:style style:name="P52" style:family="paragraph" style:parent-style-name="Standard" style:list-style-name="WWNum41">
      <style:paragraph-properties fo:margin-left="0.9862in" fo:margin-right="0in" fo:text-indent="-0.25in" style:auto-text-indent="false" fo:padding="0in" fo:border="none"/>
    </style:style>
    <style:style style:name="P53" style:family="paragraph" style:parent-style-name="Standard" style:list-style-name="WWNum45">
      <style:paragraph-properties fo:margin-left="0.9862in" fo:margin-right="0in" fo:text-indent="-0.25in" style:auto-text-indent="false" fo:padding="0in" fo:border="none"/>
    </style:style>
    <style:style style:name="P54" style:family="paragraph" style:parent-style-name="Standard" style:list-style-name="WWNum20">
      <style:paragraph-properties fo:margin-left="0.9862in" fo:margin-right="0in" fo:text-indent="-0.25in" style:auto-text-indent="false" fo:padding="0in" fo:border="none"/>
    </style:style>
    <style:style style:name="P55" style:family="paragraph" style:parent-style-name="Standard" style:list-style-name="WWNum46">
      <style:paragraph-properties fo:margin-left="0.9862in" fo:margin-right="0in" fo:text-indent="-0.25in" style:auto-text-indent="false" fo:padding="0in" fo:border="none"/>
    </style:style>
    <style:style style:name="P56" style:family="paragraph" style:parent-style-name="Standard" style:list-style-name="WWNum4">
      <style:paragraph-properties fo:margin-left="0.9862in" fo:margin-right="0in" fo:text-indent="-0.25in" style:auto-text-indent="false" fo:padding="0in" fo:border="none"/>
    </style:style>
    <style:style style:name="P57" style:family="paragraph" style:parent-style-name="Standard" style:list-style-name="WWNum47">
      <style:paragraph-properties fo:margin-left="0.9862in" fo:margin-right="0in" fo:text-indent="-0.25in" style:auto-text-indent="false" fo:padding="0in" fo:border="none"/>
    </style:style>
    <style:style style:name="P58" style:family="paragraph" style:parent-style-name="Standard">
      <loext:graphic-properties draw:fill="solid" draw:fill-color="#ffffff"/>
      <style:paragraph-properties fo:margin-left="0.7362in" fo:margin-right="0in" fo:text-indent="0in" style:auto-text-indent="false" fo:background-color="#ffffff" fo:padding="0in" fo:border="none"/>
    </style:style>
    <style:style style:name="P59" style:family="paragraph" style:parent-style-name="Standard">
      <loext:graphic-properties draw:fill="solid" draw:fill-color="#ffffff"/>
      <style:paragraph-properties fo:margin-top="0.1945in" fo:margin-bottom="0.1945in" loext:contextual-spacing="false" fo:line-height="100%" fo:background-color="#ffffff" fo:padding="0in" fo:border="none"/>
    </style:style>
    <style:style style:name="P60" style:family="paragraph" style:parent-style-name="Standard">
      <loext:graphic-properties draw:fill="solid" draw:fill-color="#ffffff"/>
      <style:paragraph-properties fo:margin-top="0.1945in" fo:margin-bottom="0.1945in" loext:contextual-spacing="false" fo:line-height="100%" fo:background-color="#ffffff" fo:padding="0in" fo:border="none"/>
      <style:text-properties fo:color="#0f4761" style:font-name="Times New Roman" fo:font-size="14pt" fo:font-weight="bold" style:font-name-asian="Times New Roman1" style:font-size-asian="14pt" style:font-weight-asian="bold" style:font-name-complex="Times New Roman1" style:font-size-complex="14pt"/>
    </style:style>
    <style:style style:name="P61" style:family="paragraph" style:parent-style-name="Standard">
      <loext:graphic-properties draw:fill="solid" draw:fill-color="#ffffff"/>
      <style:paragraph-properties fo:margin-left="0.5in" fo:margin-right="0in" fo:text-indent="0in" style:auto-text-indent="false" fo:background-color="#ffffff" fo:padding="0in" fo:border="none"/>
    </style:style>
    <style:style style:name="P62" style:family="paragraph" style:parent-style-name="Standard" style:list-style-name="WWNum12">
      <style:paragraph-properties fo:margin-left="0.75in" fo:margin-right="0in" fo:text-indent="-0.25in" style:auto-text-indent="false" fo:padding="0in" fo:border="none"/>
    </style:style>
    <style:style style:name="P63" style:family="paragraph" style:parent-style-name="Standard" style:list-style-name="WWNum2">
      <style:paragraph-properties fo:margin-left="0.75in" fo:margin-right="0in" fo:text-indent="-0.25in" style:auto-text-indent="false" fo:padding="0in" fo:border="none"/>
    </style:style>
    <style:style style:name="P64" style:family="paragraph" style:parent-style-name="Standard" style:list-style-name="WWNum22">
      <style:paragraph-properties fo:margin-left="0.75in" fo:margin-right="0in" fo:text-indent="-0.25in" style:auto-text-indent="false" fo:padding="0in" fo:border="none"/>
    </style:style>
    <style:style style:name="P65" style:family="paragraph" style:parent-style-name="Standard" style:list-style-name="WWNum11">
      <style:paragraph-properties fo:margin-left="0.75in" fo:margin-right="0in" fo:text-indent="-0.25in" style:auto-text-indent="false" fo:padding="0in" fo:border="none"/>
    </style:style>
    <style:style style:name="P66" style:family="paragraph" style:parent-style-name="Standard" style:list-style-name="WWNum26">
      <style:paragraph-properties fo:margin-left="0.75in" fo:margin-right="0in" fo:text-indent="-0.25in" style:auto-text-indent="false" fo:padding="0in" fo:border="none"/>
    </style:style>
    <style:style style:name="P67" style:family="paragraph" style:parent-style-name="Standard" style:list-style-name="WWNum49">
      <style:paragraph-properties fo:margin-left="0.75in" fo:margin-right="0in" fo:text-indent="-0.25in" style:auto-text-indent="false" fo:padding="0in" fo:border="none"/>
    </style:style>
    <style:style style:name="P68" style:family="paragraph" style:parent-style-name="Standard">
      <loext:graphic-properties draw:fill="solid" draw:fill-color="#ffffff"/>
      <style:paragraph-properties fo:margin-left="1in" fo:margin-right="0in" fo:margin-top="0in" fo:margin-bottom="0.1665in" loext:contextual-spacing="false" fo:line-height="100%" fo:text-indent="0in" style:auto-text-indent="false" fo:background-color="#ffffff" fo:padding="0in" fo:border="none"/>
    </style:style>
    <style:style style:name="T1" style:family="text">
      <style:text-properties fo:color="#c00000"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2" style:family="text">
      <style:text-properties fo:color="#c00000" style:font-name="Times New Roman" fo:font-size="24pt" style:font-name-asian="Times New Roman1" style:font-size-asian="24pt" style:font-name-complex="Times New Roman1" style:font-size-complex="24pt"/>
    </style:style>
    <style:style style:name="T3" style:family="text">
      <style:text-properties fo:color="#c00000"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7" style:family="text">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T8" style:family="text">
      <style:text-properties style:font-name="Times New Roman" fo:font-size="20pt" style:font-name-asian="Times New Roman1" style:font-size-asian="20pt" style:font-name-complex="Times New Roman1" style:font-size-complex="20pt"/>
    </style:style>
    <style:style style:name="T9" style:family="text">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10" style:family="text">
      <style:text-properties style:font-name="Times New Roman" fo:font-size="18pt" style:font-name-asian="Times New Roman1" style:font-size-asian="18pt" style:font-name-complex="Times New Roman1" style:font-size-complex="18pt"/>
    </style:style>
    <style:style style:name="T11" style:family="text">
      <style:text-properties style:font-name="Times New Roman" fo:font-size="13pt" fo:font-weight="bold" style:font-name-asian="Times New Roman1" style:font-size-asian="13pt" style:font-weight-asian="bold" style:font-name-complex="Times New Roman1" style:font-size-complex="13pt"/>
    </style:style>
    <style:style style:name="T12" style:family="text">
      <style:text-properties style:font-name="Times New Roman" fo:font-size="13pt" style:font-name-asian="Times New Roman1" style:font-size-asian="13pt" style:font-name-complex="Times New Roman1" style:font-size-complex="13pt"/>
    </style:style>
    <style:style style:name="T13"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4" style:family="text">
      <style:text-properties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15" style:family="text">
      <style:text-properties style:font-name="Times New Roman" fo:font-size="11pt" style:font-name-asian="Times New Roman1" style:font-size-asian="11pt" style:font-name-complex="Times New Roman1" style:font-size-complex="11pt"/>
    </style:style>
    <style:style style:name="T16"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17" style:family="text">
      <style:text-properties style:font-name="Times New Roman" style:font-name-asian="Times New Roman1" style:font-name-complex="Times New Roman1"/>
    </style:style>
    <style:style style:name="T18" style:family="text">
      <style:text-properties style:font-name="Times New Roman" fo:font-weight="bold" style:font-name-asian="Times New Roman1" style:font-weight-asian="bold" style:font-name-complex="Times New Roman1"/>
    </style:style>
    <style:style style:name="T19" style:family="text">
      <style:text-properties fo:color="#0f4761" style:font-name="Times New Roman" fo:font-size="18pt" style:font-name-asian="Times New Roman1" style:font-size-asian="18pt" style:font-name-complex="Times New Roman1" style:font-size-complex="18pt"/>
    </style:style>
    <style:style style:name="T20" style:family="text">
      <style:text-properties fo:color="#0f4761" style:font-name="Times New Roman" fo:font-size="14pt" fo:font-weight="bold" style:font-name-asian="Times New Roman1" style:font-size-asian="14pt" style:font-weight-asian="bold" style:font-name-complex="Times New Roman1" style:font-size-complex="14pt"/>
    </style:style>
    <style:style style:name="T21" style:family="text">
      <style:text-properties fo:font-size="12pt" style:font-size-asian="12pt" style:font-size-complex="12pt"/>
    </style:style>
    <style:style style:name="T22"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APPORT DU PROJET :</text:span><text:span text:style-name="T2"> </text:span></text:p>
      <text:p text:style-name="P2"><text:span text:style-name="T3"><text:s/></text:span></text:p>
      <text:p text:style-name="P5"><text:span text:style-name="T4">Nous sommes le groupe MEF2-A, composé d’Adam Arezki, Shady Leysen et Yacine Boutadine. Avant d’être un groupe de travail, nous sommes avant tout amis, et cette amitié, née depuis le début de l’année, nous a permis de travailler ensemble sur ce projet important. </text:span></text:p>
      <text:p text:style-name="P5"><text:span text:style-name="T4">Nous avons été immédiatement d’accord sur le choix du sujet : </text:span><text:span text:style-name="T5">CY-Fighters</text:span><text:span text:style-name="T4">, un projet que nous avons trouvé intéressant en raison de la diversité des modes de jeu que nous pouvions créer, ainsi que de l’univers riche que nous pouvions imaginer pour développer l’histoire et les personnages (voir le Wiki ci-dessous). </text:span></text:p>
      <text:p text:style-name="P5"><text:span text:style-name="T4">Nous avons commencé à travailler sur ce projet une semaine avant les vacances d’avril, afin de nous répartir les tâches de manière optimale, car nous ne pouvions pas nous voir durant la deuxième semaine des vacances. Lors de la première semaine, nous nous sommes réunis chez Yacine et avons également organisé des appels sur Discord pour prendre de l’avance et faire les choses sérieusement. </text:span></text:p>
      <text:p text:style-name="P5"><text:span text:style-name="T4">L’organisation a donc été bonne et très efficace. Nous n’avons pas rencontré de véritables problèmes au sein du groupe : pas de disputes ni de tensions, car nous nous entendons bien en dehors du cadre du projet et nous avons une excellente communication. </text:span></text:p>
      <text:p text:style-name="P5"><text:span text:style-name="T4">Les principales difficultés ont surtout été techniques, notamment lors de la création des fichiers, une partie nouvelle pour nous. Mais dans l’ensemble, tout s’est très bien passé. </text:span></text:p>
      <text:p text:style-name="P2"><text:span text:style-name="T4"><text:s/></text:span></text:p>
      <text:p text:style-name="P1"><text:span text:style-name="T2"><text:s/></text:span></text:p>
      <text:p text:style-name="P1"><text:span text:style-name="T2"><text:s/></text:span></text:p>
      <text:p text:style-name="P1"><text:span text:style-name="T2"><text:s/></text:span></text:p>
      <text:p text:style-name="P1"><text:span text:style-name="T2"><text:s/></text:span></text:p>
      <text:p text:style-name="P3"/>
      <text:p text:style-name="P3"/>
      <text:p text:style-name="P1"><text:span text:style-name="T2"><text:s/></text:span></text:p>
      <text:p text:style-name="P1"><text:span text:style-name="T1">WIKI : CYFighters</text:span><text:span text:style-name="T2"> </text:span></text:p>
      <text:p text:style-name="P1"><text:span text:style-name="T2"><text:s/></text:span></text:p>
      <text:p text:style-name="P2"><text:span text:style-name="T7">Histoire :</text:span><text:span text:style-name="T8"> </text:span></text:p>
      <text:p text:style-name="P5"><text:span text:style-name="T4">Dans un monde où les ninjas sont les protecteurs des terres, dans le pays appelé Cergioku, chaque clan est dirigé par un maître d’un dojo unique, chacun symbolisant une force élémentaire essentielle à l'équilibre du pays. Chaque dojo se prépare pour le tournoi des 6 dojos qui se déroule tous les 100 ans qui verra s’affronter les 6 maîtres ninja de chaque dojo. Les 6 dojos sont les suivants : </text:span></text:p>
      <text:p text:style-name="P5"><text:span text:style-name="T4">Les </text:span><text:span text:style-name="T5">Dojo du Crépuscule</text:span><text:span text:style-name="T4">, dirigé par</text:span><text:span text:style-name="T5"> Shad'Kar</text:span><text:span text:style-name="T4">, est un dojo spécialisé dans l’art de l’esquive et de la dissimulation. Les membres de ce dojo sont des maîtres capables de se fondre dans les ombres. <text:s/></text:span></text:p>
      <text:p text:style-name="P5"><text:soft-page-break/><text:span text:style-name="T4">Le </text:span><text:span text:style-name="T5">Dojo de l’Orage</text:span><text:span text:style-name="T4">, dirigé par </text:span><text:span text:style-name="T5">Adamar</text:span><text:span text:style-name="T4">, est le dojo des ninjas capables d'invoquer la puissance du tonnerre pour leurs attaques rapides. </text:span></text:p>
      <text:p text:style-name="P5"><text:span text:style-name="T4">Le </text:span><text:span text:style-name="T5">Dojo de la Feuille Calme</text:span><text:span text:style-name="T4">, dirigé par </text:span><text:span text:style-name="T5">Yassel</text:span><text:span text:style-name="T4">, est le sanctuaire des ninjas guérisseurs, connectés profondément à la nature. <text:s/></text:span></text:p>
      <text:p text:style-name="P5"><text:span text:style-name="T4">Le </text:span><text:span text:style-name="T5">Dojo de la Terre Sacrée</text:span><text:span text:style-name="T4">, dirigé par </text:span><text:span text:style-name="T5">Raynor</text:span><text:span text:style-name="T4">, est un lieu où la défense est primordiale. Les ninjas ici sont des maîtres dans la protection contre toute forme d’attaque grâce à leurs techniques basées sur la terre <text:s/></text:span></text:p>
      <text:p text:style-name="P5"><text:span text:style-name="T4">Le </text:span><text:span text:style-name="T5">Dojo des Éclairs Nocturnes</text:span><text:span text:style-name="T4">, dirigé par</text:span><text:span text:style-name="T5"> Tymion</text:span><text:span text:style-name="T4">, est un dojo où la manipulation de la lumière est l'arme secrète des ninjas. <text:s/></text:span></text:p>
      <text:p text:style-name="P5"><text:span text:style-name="T4">Enfin, le </text:span><text:span text:style-name="T5">Dojo des Flammes Dansantes</text:span><text:span text:style-name="T4">, dirigé par </text:span><text:span text:style-name="T5">Joaka</text:span><text:span text:style-name="T4">, est un dojo où le feu est utilisé non seulement comme une arme, mais aussi pour se défendre. </text:span></text:p>
      <text:p text:style-name="P2"><text:span text:style-name="T8"><text:s/></text:span></text:p>
      <text:p text:style-name="P2"><text:span text:style-name="T8"><text:s/></text:span></text:p>
      <text:p text:style-name="P6"><text:span text:style-name="T19"><text:s/></text:span></text:p>
      <text:p text:style-name="P7"/>
      <text:p text:style-name="P7"/>
      <text:p text:style-name="P7"/>
      <text:p text:style-name="P6"><text:span text:style-name="T9">Les 6 Maîtres Ninja Éléments :</text:span><text:span text:style-name="T10"> </text:span></text:p>
      <text:p text:style-name="P2"><text:span text:style-name="T21">🎴 </text:span><text:span text:style-name="T11">Shad'Kar – Ninja de l’Ombre Muette</text:span><text:span text:style-name="T12"> </text:span></text:p>
      <text:list xml:id="list182197745" text:style-name="WWNum23">
        <text:list-item>
          <text:p text:style-name="P8"><text:span text:style-name="T5">Dojo</text:span><text:span text:style-name="T4"> : Dojo du Crépuscule </text:span></text:p>
        </text:list-item>
      </text:list>
      <text:list xml:id="list4239585838" text:style-name="WWNum13">
        <text:list-item>
          <text:p text:style-name="P9"><text:span text:style-name="T5">Animal totem</text:span><text:span text:style-name="T4"> : Chauve-souris discrète <text:s/></text:span></text:p>
        </text:list-item>
      </text:list>
      <text:list xml:id="list2589806836" text:style-name="WWNum28">
        <text:list-item>
          <text:p text:style-name="P10"><text:span text:style-name="T5">Attaques</text:span><text:span text:style-name="T4"> : </text:span></text:p>
        </text:list-item>
      </text:list>
      <text:p text:style-name="P44"><text:span text:style-name="T6">Frappe du Néant</text:span><text:span text:style-name="T4"> </text:span></text:p>
      <text:list xml:id="list233774977" text:style-name="WWNum53">
        <text:list-item>
          <text:p text:style-name="P11"><text:span text:style-name="T5">Effet</text:span><text:span text:style-name="T4"> : Shad'Kar frappe l'ennemi avec une attaque rapide et silencieuse qui perturbe sa concentration. </text:span></text:p>
        </text:list-item>
      </text:list>
      <text:list xml:id="list1731017868" text:style-name="WWNum21">
        <text:list-item>
          <text:p text:style-name="P12"><text:span text:style-name="T5">Réduction</text:span><text:span text:style-name="T4"> : </text:span><text:span text:style-name="T5">Réduit l'attaque de 25%</text:span><text:span text:style-name="T4"> pendant 6 secondes. </text:span></text:p>
        </text:list-item>
      </text:list>
      <text:p text:style-name="P44"><text:span text:style-name="T4"><text:s/></text:span></text:p>
      <text:p text:style-name="P44"><text:span text:style-name="T6">Poids de l'Ombre</text:span><text:span text:style-name="T4"> </text:span></text:p>
      <text:list xml:id="list3781335831" text:style-name="WWNum7">
        <text:list-item>
          <text:p text:style-name="P47"><text:soft-page-break/><text:span text:style-name="T5">Effet</text:span><text:span text:style-name="T4"> : Crée une aura d'ombre autour de l'ennemi, ralentissant ses mouvements. </text:span></text:p>
        </text:list-item>
      </text:list>
      <text:list xml:id="list512862009" text:style-name="WWNum48">
        <text:list-item>
          <text:p text:style-name="P48"><text:span text:style-name="T5">Réduction</text:span><text:span text:style-name="T4"> : </text:span><text:span text:style-name="T5">Réduit la vitesse de 30%</text:span><text:span text:style-name="T4"> pendant 7 secondes. </text:span></text:p>
        </text:list-item>
      </text:list>
      <text:p text:style-name="P58"><text:span text:style-name="T4"><text:s/></text:span></text:p>
      <text:p text:style-name="P44"><text:span text:style-name="T6">Vitesse de l’Ombre</text:span><text:span text:style-name="T4"> </text:span></text:p>
      <text:list xml:id="list511916789" text:style-name="WWNum43">
        <text:list-item>
          <text:p text:style-name="P13"><text:span text:style-name="T5">Effet</text:span><text:span text:style-name="T4"> : Shad'Kar entre dans une phase d'ombre où il devient plus rapide et difficile à toucher. </text:span></text:p>
        </text:list-item>
      </text:list>
      <text:list xml:id="list4174492066" text:style-name="WWNum25">
        <text:list-item>
          <text:p text:style-name="P14"><text:span text:style-name="T5">Augmentation</text:span><text:span text:style-name="T4"> : </text:span><text:span text:style-name="T5">Augmente la vitesse de 30%</text:span><text:span text:style-name="T4"> pendant 5 secondes </text:span></text:p>
        </text:list-item>
      </text:list>
      <text:p text:style-name="P59"><text:span text:style-name="T20">⚡ </text:span><text:span text:style-name="T13">Adamar – Ninja du Tonnerre Furtif</text:span><text:span text:style-name="T14"> </text:span></text:p>
      <text:list xml:id="list1021896877" text:style-name="WWNum42">
        <text:list-item>
          <text:p text:style-name="P15"><text:span text:style-name="T5">Dojo</text:span><text:span text:style-name="T4"> : Dojo de l’Orage </text:span></text:p>
        </text:list-item>
      </text:list>
      <text:list xml:id="list1602682799" text:style-name="WWNum29">
        <text:list-item>
          <text:p text:style-name="P16"><text:span text:style-name="T5">Animal totem</text:span><text:span text:style-name="T4"> : Furet supersonique </text:span></text:p>
        </text:list-item>
      </text:list>
      <text:list xml:id="list305188732" text:style-name="WWNum8">
        <text:list-item>
          <text:p text:style-name="P17"><text:span text:style-name="T5">Attaques</text:span><text:span text:style-name="T4"> : </text:span></text:p>
        </text:list-item>
      </text:list>
      <text:p text:style-name="P44"><text:span text:style-name="T16">Foudre Perforante</text:span><text:span text:style-name="T17"> </text:span></text:p>
      <text:list xml:id="list1926514604" text:style-name="WWNum15">
        <text:list-item>
          <text:p text:style-name="P49"><text:span text:style-name="T18">Effet</text:span><text:span text:style-name="T17"> : Adamar libère un éclair qui perturbe la mobilité de l'ennemi, diminuant ses réflexes. </text:span></text:p>
        </text:list-item>
      </text:list>
      <text:list xml:id="list556391365" text:style-name="WWNum38">
        <text:list-item>
          <text:p text:style-name="P50"><text:span text:style-name="T18">Réduction</text:span><text:span text:style-name="T17"> : </text:span><text:span text:style-name="T18">Réduit l'agilité de 20%</text:span><text:span text:style-name="T17"> pendant 5 secondes. </text:span></text:p>
        </text:list-item>
      </text:list>
      <text:p text:style-name="P58"><text:span text:style-name="T4"><text:s/></text:span></text:p>
      <text:p text:style-name="P44"><text:span text:style-name="T16">Courant Déstabilisant</text:span><text:span text:style-name="T17"> </text:span></text:p>
      <text:list xml:id="list2501850427" text:style-name="WWNum40">
        <text:list-item>
          <text:p text:style-name="P51"><text:span text:style-name="T18">Effet</text:span><text:span text:style-name="T17"> : Un champ électromagnétique qui perturbe l’équilibre de l’adversaire, rendant ses mouvements plus lourds. </text:span></text:p>
        </text:list-item>
      </text:list>
      <text:list xml:id="list1645235710" text:style-name="WWNum41">
        <text:list-item>
          <text:p text:style-name="P52"><text:span text:style-name="T18">Réduction</text:span><text:span text:style-name="T17"> : </text:span><text:span text:style-name="T18">Réduit la vitesse de 25%</text:span><text:span text:style-name="T17"> pendant 6 secondes. </text:span></text:p>
        </text:list-item>
      </text:list>
      <text:p text:style-name="P58"><text:span text:style-name="T4"><text:s/></text:span></text:p>
      <text:p text:style-name="P44"><text:span text:style-name="T16">Éclair Foudroyant</text:span><text:span text:style-name="T17"> </text:span></text:p>
      <text:list xml:id="list3883463488" text:style-name="WWNum45">
        <text:list-item>
          <text:p text:style-name="P53"><text:span text:style-name="T18">Effet</text:span><text:span text:style-name="T17"> : Adamar concentre toute l’énergie de la foudre dans ses muscles, augmentant sa vitesse d'attaque. </text:span><text:span text:style-name="T18">Augmentation</text:span><text:span text:style-name="T17"> : </text:span><text:span text:style-name="T18">Augmente l'attaque de 25%</text:span><text:span text:style-name="T17"> pendant 6 secondes. </text:span></text:p>
        </text:list-item>
      </text:list>
      <text:p text:style-name="P60"/>
      <text:p text:style-name="P60"><text:soft-page-break/></text:p>
      <text:p text:style-name="P59"><text:span text:style-name="T20">🌿 </text:span><text:span text:style-name="T13">Yassel – Ninja du Thé Vert Ancestral</text:span><text:span text:style-name="T14"> </text:span></text:p>
      <text:list xml:id="list2905260785" text:style-name="WWNum9">
        <text:list-item>
          <text:p text:style-name="P18"><text:span text:style-name="T5">Dojo</text:span><text:span text:style-name="T4"> : Dojo de la Feuille Calme </text:span></text:p>
        </text:list-item>
      </text:list>
      <text:list xml:id="list10364323" text:style-name="WWNum36">
        <text:list-item>
          <text:p text:style-name="P19"><text:span text:style-name="T5">Animal totem</text:span><text:span text:style-name="T4"> : Panda jardinier </text:span></text:p>
        </text:list-item>
      </text:list>
      <text:list xml:id="list3031928478" text:style-name="WWNum24">
        <text:list-item>
          <text:p text:style-name="P20"><text:span text:style-name="T5">Attaques</text:span><text:span text:style-name="T4"> : </text:span></text:p>
        </text:list-item>
      </text:list>
      <text:p text:style-name="P44"><text:span text:style-name="T16">Morsure des Racines</text:span><text:span text:style-name="T17"> </text:span></text:p>
      <text:list xml:id="list1533136383" text:style-name="WWNum50">
        <text:list-item>
          <text:p text:style-name="P21"><text:span text:style-name="T18">Effet</text:span><text:span text:style-name="T17"> : Yassel fait surgir des racines du sol qui piègent l'ennemi et ralentissent ses mouvements. </text:span></text:p>
        </text:list-item>
      </text:list>
      <text:list xml:id="list1741719934" text:style-name="WWNum33">
        <text:list-item>
          <text:p text:style-name="P22"><text:span text:style-name="T18">Réduction</text:span><text:span text:style-name="T17"> : </text:span><text:span text:style-name="T18">Réduit la vitesse de 35%</text:span><text:span text:style-name="T17"> pendant 6 secondes. </text:span></text:p>
        </text:list-item>
      </text:list>
      <text:p text:style-name="P44"><text:span text:style-name="T4"><text:s/></text:span></text:p>
      <text:p text:style-name="P44"><text:span text:style-name="T16">Souffle de la Terre</text:span><text:span text:style-name="T17"> </text:span></text:p>
      <text:list xml:id="list2562312496" text:style-name="WWNum27">
        <text:list-item>
          <text:p text:style-name="P23"><text:span text:style-name="T18">Effet</text:span><text:span text:style-name="T17"> : Invoque un vent puissant qui empêche l'ennemi de se concentrer sur ses attaques. </text:span></text:p>
        </text:list-item>
      </text:list>
      <text:list xml:id="list2069121094" text:style-name="WWNum32">
        <text:list-item>
          <text:p text:style-name="P24"><text:span text:style-name="T18">Réduction</text:span><text:span text:style-name="T17"> : </text:span><text:span text:style-name="T18">Réduit l'attaque de 20%</text:span><text:span text:style-name="T17"> pendant 5 secondes. </text:span></text:p>
        </text:list-item>
      </text:list>
      <text:p text:style-name="P44"><text:span text:style-name="T4"><text:s/></text:span></text:p>
      <text:p text:style-name="P44"><text:span text:style-name="T16">Bénédiction du Bambou</text:span><text:span text:style-name="T17"> </text:span></text:p>
      <text:list xml:id="list2732566562" text:style-name="WWNum14">
        <text:list-item>
          <text:p text:style-name="P25"><text:span text:style-name="T18">Effet</text:span><text:span text:style-name="T17"> : Yassel s'imprègne de la force de la nature, augmentant sa défense et sa capacité à encaisser les coups. </text:span></text:p>
        </text:list-item>
      </text:list>
      <text:list xml:id="list2507012428" text:style-name="WWNum34">
        <text:list-item>
          <text:p text:style-name="P26"><text:span text:style-name="T18">Augmentation</text:span><text:span text:style-name="T17"> : </text:span><text:span text:style-name="T18">Augmente la défense de 30%</text:span><text:span text:style-name="T17"> pendant 7 secondes. </text:span></text:p>
        </text:list-item>
      </text:list>
      <text:p text:style-name="P45"><text:span text:style-name="T17"><text:s/></text:span></text:p>
      <text:p text:style-name="P59"><text:span text:style-name="T21">🧱 <text:s/></text:span><text:span text:style-name="T22"><text:s/></text:span><text:span text:style-name="T13">Raynor – Ninja du Roc Immuable</text:span><text:span text:style-name="T14"> </text:span></text:p>
      <text:list xml:id="list3231103429" text:style-name="WWNum30">
        <text:list-item>
          <text:p text:style-name="P27"><text:span text:style-name="T5">Dojo</text:span><text:span text:style-name="T4"> : Dojo de la Terre Sacrée </text:span></text:p>
        </text:list-item>
      </text:list>
      <text:list xml:id="list947897729" text:style-name="WWNum51">
        <text:list-item>
          <text:p text:style-name="P28"><text:span text:style-name="T5">Animal totem</text:span><text:span text:style-name="T4"> : Tortue blindée </text:span></text:p>
        </text:list-item>
      </text:list>
      <text:list xml:id="list2433537764" text:style-name="WWNum5">
        <text:list-item>
          <text:p text:style-name="P29"><text:span text:style-name="T5">Attaques</text:span><text:span text:style-name="T4"> : </text:span></text:p>
        </text:list-item>
      </text:list>
      <text:p text:style-name="P44"><text:soft-page-break/><text:span text:style-name="T16">Choc Sismique</text:span><text:span text:style-name="T17"> </text:span></text:p>
      <text:list xml:id="list3685717524" text:style-name="WWNum20">
        <text:list-item>
          <text:p text:style-name="P54"><text:span text:style-name="T18">Effet</text:span><text:span text:style-name="T17"> : Raynor provoque un tremblement de terre qui désoriente l'ennemi et affaiblit sa défense. </text:span></text:p>
        </text:list-item>
      </text:list>
      <text:list xml:id="list3126599489" text:style-name="WWNum46">
        <text:list-item>
          <text:p text:style-name="P55"><text:span text:style-name="T18">Réduction</text:span><text:span text:style-name="T17"> : </text:span><text:span text:style-name="T18">Réduit la défense de 30%</text:span><text:span text:style-name="T17"> pendant 6 secondes. </text:span></text:p>
        </text:list-item>
      </text:list>
      <text:p text:style-name="P58"><text:span text:style-name="T4"><text:s/></text:span></text:p>
      <text:p text:style-name="P44"><text:span text:style-name="T16">Roc Déstabilisant</text:span><text:span text:style-name="T17"> </text:span></text:p>
      <text:list xml:id="list439770679" text:style-name="WWNum1">
        <text:list-item>
          <text:p text:style-name="P30"><text:span text:style-name="T18">Effet</text:span><text:span text:style-name="T17"> : Une onde de choc frappe l'ennemi et perturbe son équilibre, réduisant sa capacité à esquiver. </text:span></text:p>
        </text:list-item>
      </text:list>
      <text:list xml:id="list381528859" text:style-name="WWNum10">
        <text:list-item>
          <text:p text:style-name="P31"><text:span text:style-name="T18">Réduction</text:span><text:span text:style-name="T17"> : </text:span><text:span text:style-name="T18">Réduit l'agilité de 25%</text:span><text:span text:style-name="T17"> pendant 7 secondes. </text:span></text:p>
        </text:list-item>
      </text:list>
      <text:p text:style-name="P44"><text:span text:style-name="T4"><text:s/></text:span></text:p>
      <text:p text:style-name="P44"><text:span text:style-name="T16">Bouclier de Terre</text:span><text:span text:style-name="T17"> </text:span></text:p>
      <text:list xml:id="list1060653654" text:style-name="WWNum18">
        <text:list-item>
          <text:p text:style-name="P32"><text:span text:style-name="T18">Effet</text:span><text:span text:style-name="T17"> : Raynor invoque une aura de terre solide qui renforce sa défense et sa résistance aux attaques. </text:span></text:p>
        </text:list-item>
      </text:list>
      <text:list xml:id="list277328567" text:style-name="WWNum31">
        <text:list-item>
          <text:p text:style-name="P33"><text:span text:style-name="T18">Augmentation</text:span><text:span text:style-name="T17"> : </text:span><text:span text:style-name="T18">Augmente la défense de 40%</text:span><text:span text:style-name="T17"> pendant 8 secondes. </text:span></text:p>
        </text:list-item>
      </text:list>
      <text:p text:style-name="P60"/>
      <text:p text:style-name="P60"/>
      <text:p text:style-name="P60"/>
      <text:p text:style-name="P59"><text:span text:style-name="T20">⚡🌌 </text:span><text:span text:style-name="T13">Tymion – Ninja de la Foudre Astrale</text:span><text:span text:style-name="T14"> </text:span></text:p>
      <text:list xml:id="list2720959679" text:style-name="WWNum35">
        <text:list-item>
          <text:p text:style-name="P34"><text:span text:style-name="T5">Dojo</text:span><text:span text:style-name="T4"> : Dojo des Éclairs Nocturnes </text:span></text:p>
        </text:list-item>
      </text:list>
      <text:list xml:id="list2204379613" text:style-name="WWNum44">
        <text:list-item>
          <text:p text:style-name="P35"><text:span text:style-name="T5">Animal totem</text:span><text:span text:style-name="T4"> : Hibou électrique </text:span></text:p>
        </text:list-item>
      </text:list>
      <text:list xml:id="list823340623" text:style-name="WWNum19">
        <text:list-item>
          <text:p text:style-name="P36"><text:span text:style-name="T5">Attaques</text:span><text:span text:style-name="T4"> : </text:span></text:p>
        </text:list-item>
      </text:list>
      <text:p text:style-name="P44"><text:span text:style-name="T16">Choc Distorisonnel</text:span><text:span text:style-name="T17"> </text:span></text:p>
      <text:list xml:id="list4046032268" text:style-name="WWNum4">
        <text:list-item>
          <text:p text:style-name="P56"><text:span text:style-name="T18">Effet</text:span><text:span text:style-name="T17"> : Tymion manipule les champs électriques pour perturber l'équilibre de l'ennemi, rendant ses attaques moins efficaces. </text:span></text:p>
        </text:list-item>
      </text:list>
      <text:list xml:id="list690967528" text:style-name="WWNum47">
        <text:list-item>
          <text:p text:style-name="P57"><text:span text:style-name="T18">Réduction</text:span><text:span text:style-name="T17"> : </text:span><text:span text:style-name="T18">Réduit l'attaque de 20%</text:span><text:span text:style-name="T17"> pendant 5 secondes. </text:span></text:p>
        </text:list-item>
      </text:list>
      <text:p text:style-name="P58"><text:soft-page-break/><text:span text:style-name="T4"><text:s/></text:span></text:p>
      <text:p text:style-name="P44"><text:span text:style-name="T16">Vortex Magnétique</text:span><text:span text:style-name="T17"> </text:span></text:p>
      <text:list xml:id="list1907050400" text:style-name="WWNum3">
        <text:list-item>
          <text:p text:style-name="P37"><text:span text:style-name="T18">Effet</text:span><text:span text:style-name="T17"> : Crée un champ magnétique qui ralentit les ennemis et réduit leur vitesse de réaction. </text:span></text:p>
        </text:list-item>
      </text:list>
      <text:list xml:id="list1800218878" text:style-name="WWNum52">
        <text:list-item>
          <text:p text:style-name="P38"><text:span text:style-name="T18">Réduction</text:span><text:span text:style-name="T17"> : </text:span><text:span text:style-name="T18">Réduit la vitesse de 30%</text:span><text:span text:style-name="T17"> pendant 6 secondes. </text:span></text:p>
        </text:list-item>
      </text:list>
      <text:p text:style-name="P44"><text:span text:style-name="T4"><text:s/></text:span></text:p>
      <text:p text:style-name="P44"><text:span text:style-name="T16">Éclat Astral</text:span><text:span text:style-name="T17"> </text:span></text:p>
      <text:list xml:id="list2056045887" text:style-name="WWNum17">
        <text:list-item>
          <text:p text:style-name="P39"><text:span text:style-name="T18">Effet</text:span><text:span text:style-name="T17"> : Tymion utilise l'énergie des étoiles pour se déplacer plus rapidement et réagir instantanément. </text:span></text:p>
        </text:list-item>
      </text:list>
      <text:list xml:id="list3972511850" text:style-name="WWNum6">
        <text:list-item>
          <text:p text:style-name="P40"><text:span text:style-name="T18">Augmentation</text:span><text:span text:style-name="T17"> : </text:span><text:span text:style-name="T18">Augmente la vitesse de 30%</text:span><text:span text:style-name="T17"> pendant 6 secondes. </text:span></text:p>
        </text:list-item>
      </text:list>
      <text:p text:style-name="P46"><text:span text:style-name="T4"><text:s/></text:span></text:p>
      <text:p text:style-name="P2"><text:span text:style-name="T21"><text:s/></text:span></text:p>
      <text:p text:style-name="P59"><text:span text:style-name="T20">🔥 </text:span><text:span text:style-name="T13">Joaka – Ninja du Feu Festif</text:span><text:span text:style-name="T14"> </text:span></text:p>
      <text:list xml:id="list3827153250" text:style-name="WWNum16">
        <text:list-item>
          <text:p text:style-name="P41"><text:span text:style-name="T5">Dojo</text:span><text:span text:style-name="T4"> : Dojo des Flammes Dansantes </text:span></text:p>
        </text:list-item>
      </text:list>
      <text:list xml:id="list2821674941" text:style-name="WWNum37">
        <text:list-item>
          <text:p text:style-name="P42"><text:span text:style-name="T5">Animal totem</text:span><text:span text:style-name="T4"> : Phénix enflammé </text:span></text:p>
        </text:list-item>
      </text:list>
      <text:list xml:id="list508188582" text:style-name="WWNum39">
        <text:list-item>
          <text:p text:style-name="P43"><text:span text:style-name="T5">Attaques</text:span><text:span text:style-name="T4"> : </text:span></text:p>
        </text:list-item>
      </text:list>
      <text:p text:style-name="P61"><text:span text:style-name="T16">Brûlure Mentale</text:span><text:span text:style-name="T17"> </text:span></text:p>
      <text:list xml:id="list329100495" text:style-name="WWNum12">
        <text:list-item>
          <text:p text:style-name="P62"><text:span text:style-name="T18">Effet</text:span><text:span text:style-name="T17"> : Joaka envoie une vague de chaleur mentale qui trouble l'esprit de l'ennemi, diminuant sa rapidité. </text:span></text:p>
        </text:list-item>
      </text:list>
      <text:list xml:id="list989656718" text:style-name="WWNum2">
        <text:list-item>
          <text:p text:style-name="P63"><text:span text:style-name="T18">Réduction</text:span><text:span text:style-name="T17"> : </text:span><text:span text:style-name="T18">Réduit l'agilité de 25%</text:span><text:span text:style-name="T17"> pendant 5 secondes. </text:span></text:p>
        </text:list-item>
      </text:list>
      <text:p text:style-name="P61"><text:span text:style-name="T4"><text:s/></text:span></text:p>
      <text:p text:style-name="P61"><text:span text:style-name="T16">Explosion Incandescente</text:span><text:span text:style-name="T17"> </text:span></text:p>
      <text:list xml:id="list476393685" text:style-name="WWNum22">
        <text:list-item>
          <text:p text:style-name="P64"><text:span text:style-name="T18">Effet</text:span><text:span text:style-name="T17"> : Une explosion de feu qui perturbe la défense de l'ennemi, le rendant plus vulnérable. </text:span></text:p>
        </text:list-item>
      </text:list>
      <text:list xml:id="list924152506" text:style-name="WWNum11">
        <text:list-item>
          <text:p text:style-name="P65"><text:span text:style-name="T18">Réduction</text:span><text:span text:style-name="T17"> : </text:span><text:span text:style-name="T18">Réduit la défense de 20%</text:span><text:span text:style-name="T17"> pendant 7 secondes. </text:span></text:p>
        </text:list-item>
      </text:list>
      <text:p text:style-name="P61"><text:soft-page-break/><text:span text:style-name="T4"><text:s/></text:span></text:p>
      <text:p text:style-name="P61"><text:span text:style-name="T16">Flamme Enflammée</text:span><text:span text:style-name="T17"> </text:span></text:p>
      <text:list xml:id="list1698918395" text:style-name="WWNum26">
        <text:list-item>
          <text:p text:style-name="P66"><text:span text:style-name="T18">Effet</text:span><text:span text:style-name="T17"> : Joaka puise dans l'énergie du Phénix pour augmenter la puissance de ses attaques enflammées. </text:span></text:p>
        </text:list-item>
      </text:list>
      <text:list xml:id="list2361708740" text:style-name="WWNum49">
        <text:list-item>
          <text:p text:style-name="P67"><text:span text:style-name="T18">Augmentation</text:span><text:span text:style-name="T17"> : </text:span><text:span text:style-name="T18">Augmente l'attaque de 35%</text:span><text:span text:style-name="T17"> pendant 6 secondes. </text:span></text:p>
        </text:list-item>
      </text:list>
      <text:p text:style-name="P68"><text:span text:style-name="T17"><text:s/></text:span></text:p>
      <text:p text:style-name="P2"><text:span text:style-name="T4"><text:s/></text:span></text:p>
      <text:p text:style-name="P1"><text:span text:style-name="T2"><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1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2pt" style:text-underline-style="none"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2pt" style:text-underline-style="none" style:font-name-asian="Verdana1" style:font-family-asian="Verdana" style:font-family-generic-asian="system" style:font-pitch-asian="variable" style:font-size-asian="9pt" style:font-name-complex="Verdana1" style:font-family-complex="Verdana" style:font-family-generic-complex="system" style:font-pitch-complex="variable" style:font-size-complex="9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22" meta:word-count="1149" meta:character-count="6784" meta:non-whitespace-character-count="5646"/>
    <meta:generator>LibreOfficeDev/6.0.5.2$Linux_X86_64 LibreOffice_project/</meta:generator>
  </office:meta>
</office:document-meta>
</file>